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The biggest promise of the solution proposed by the thesis however is to provide a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02:13:31Z</meta:creation-date>
    <dc:date>2023-07-29T02:13:3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